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22703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5856" calcext:value-type="float">
            <text:p>70.4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703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544" calcext:value-type="float">
            <text:p>70.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703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7696" calcext:value-type="float">
            <text:p>69.9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703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5464" calcext:value-type="float">
            <text:p>69.6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703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2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4192" calcext:value-type="float">
            <text:p>69.3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703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6448" calcext:value-type="float">
            <text:p>69.1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703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8704" calcext:value-type="float">
            <text:p>68.8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703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18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2944" calcext:value-type="float">
            <text:p>68.5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703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1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3512" calcext:value-type="float">
            <text:p>67.7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703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2616" calcext:value-type="float">
            <text:p>67.4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703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1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0552" calcext:value-type="float">
            <text:p>66.9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703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5168" calcext:value-type="float">
            <text:p>66.4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703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1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4064" calcext:value-type="float">
            <text:p>66.0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703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012" calcext:value-type="float">
            <text:p>65.7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703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0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9016" calcext:value-type="float">
            <text:p>65.2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703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0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004" calcext:value-type="float">
            <text:p>65.0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703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0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2464" calcext:value-type="float">
            <text:p>64.6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703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0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1672" calcext:value-type="float">
            <text:p>64.4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703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7832" calcext:value-type="float">
            <text:p>64.1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703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2864" calcext:value-type="float">
            <text:p>64.0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703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0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0944" calcext:value-type="float">
            <text:p>63.9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703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0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81864" calcext:value-type="float">
            <text:p>63.6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703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0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3264" calcext:value-type="float">
            <text:p>63.4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703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0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0008" calcext:value-type="float">
            <text:p>63.3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703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0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7232" calcext:value-type="float">
            <text:p>63.1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703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703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199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016" calcext:value-type="float">
            <text:p>62.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703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199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6192" calcext:value-type="float">
            <text:p>62.4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703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199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4944" calcext:value-type="float">
            <text:p>61.6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703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199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664" calcext:value-type="float">
            <text:p>60.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